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7">
            <text:p>37</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5">
            <text:p>5</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5" office:value-type="string">
            <text:p>Total Result</text:p>
          </table:table-cell>
          <table:table-cell table:style-name="ce9" office:value-type="float" office:value="195">
            <text:p>195</text:p>
          </table:table-cell>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ange.Validation</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utoFilter</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ormulaR1C1</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96">
            <text:p>196</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cell table:number-columns-repeated="3"/>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Error Handling</text:p>
          </table:table-cell>
          <table:table-cell table:style-name="ce15" office:value-type="string">
            <text:p>AIRMatrix_-_Dept160.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2">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5"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PalyUrlap_V2561-060727-1800.xls </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cell table:number-columns-repeated="3"/>
        </table:table-row>
        <table:table-row table:style-name="ro1">
          <table:table-cell office:value-type="string">
            <text:p>Range.Insert</text:p>
          </table:table-cell>
          <table:table-cell office:value-type="string">
            <text:p>Agence_2006-2-OLD.XLS</text:p>
          </table:table-cell>
          <table:table-cell/>
          <table:table-cell office:value-type="string">
            <text:p>Range.Insert</text:p>
          </table:table-cell>
          <table:table-cell table:number-columns-repeated="4"/>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utoFill</text:p>
          </table:table-cell>
          <table:table-cell office:value-type="string">
            <text:p>Agence_2006-2-OLD.XLS</text:p>
          </table:table-cell>
          <table:table-cell/>
          <table:table-cell office:value-type="string">
            <text:p>Range.AutoFill</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Error Handling</text:p>
          </table:table-cell>
          <table:table-cell table:style-name="ce15" office:value-type="string">
            <text:p>ttt_aus.xls</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cell table:number-columns-repeated="3"/>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cell table:number-columns-repeated="3"/>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cell table:number-columns-repeated="3"/>
        </table:table-row>
      </table:table>
      <table:table table:name="SortaFixed" table:style-name="ta1" table:print="false">
        <table:table-column table:style-name="co3" table:default-cell-style-name="Default"/>
        <table:table-column table:style-name="co3" table:default-cell-style-name="ce15"/>
        <table:table-column table:style-name="co3" table:number-columns-repeated="3"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table:style-name="Default"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table:style-name="Default"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table:style-name="Default"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table:style-name="Default"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table:style-name="Default"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table:style-name="Default"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5">
          <table:table-cell office:value-type="string">
            <text:p>Workbook.Sheets</text:p>
          </table:table-cell>
          <table:table-cell table:style-name="Default"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5">
          <table:table-cell office:value-type="string">
            <text:p>Window.ScrollRow</text:p>
          </table:table-cell>
          <table:table-cell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5">
          <table:table-cell office:value-type="string">
            <text:p>Window.ScrollColumn</text:p>
          </table:table-cell>
          <table:table-cell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5">
          <table:table-cell office:value-type="string">
            <text:p>Error Handling</text:p>
          </table:table-cell>
          <table:table-cell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5">
          <table:table-cell office:value-type="string">
            <text:p>Range.PageBreak </text:p>
          </table:table-cell>
          <table:table-cell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
      <table:database-ranges>
        <table:database-range table:target-range-address="'Raw Data'.A1:'Raw Data'.B189" table:display-filter-buttons="true"/>
      </table:database-ranges>
      <table:data-pilot-tables>
        <table:data-pilot-table table:name="DataPilot1" table:application-data="" table:target-range-address="Analysis.A3:Analysis.B152" table:buttons="Analysis.A3 Analysis.A5" table:ignore-empty-rows="true">
          <table:source-cell-range table:cell-range-address="'Raw Data'.A1:'Raw Data'.B6011"/>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6011"/>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1-16">16/01/2007</text:date><text:time>13:56: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Michael Meeks</meta:initial-creator>
    <meta:creation-date>2006-07-04T14:45:53</meta:creation-date>
    <dc:creator>Noel Power</dc:creator>
    <dc:date>2007-01-16T13:56:58</dc:date>
    <dc:language>en-GB</dc:language>
    <meta:editing-cycles>119</meta:editing-cycles>
    <meta:editing-duration>P2DT17H35M32S</meta:editing-duration>
    <meta:user-defined meta:name="Info 1"/>
    <meta:user-defined meta:name="Info 2"/>
    <meta:user-defined meta:name="Info 3"/>
    <meta:user-defined meta:name="Info 4"/>
    <meta:document-statistic meta:table-count="3" meta:cell-count="1157"/>
  </office:meta>
</office:document-meta>
</file>